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f4e" officeooo:paragraph-rsid="00170a48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gr1" style:family="graphic">
      <style:graphic-properties svg:stroke-width="0.101cm" svg:stroke-color="#2c001e" draw:marker-start-width="0.65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e1" draw:style-name="gr1" draw:text-style-name="P2" svg:x1="0.669cm" svg:y1="0.833cm" svg:x2="0.828cm" svg:y2="15.888cm"><text:p/></draw:line><draw:line text:anchor-type="paragraph" draw:z-index="1" draw:name="Forme1" draw:style-name="gr1" draw:text-style-name="P2" svg:x1="13.395cm" svg:y1="0.7cm" svg:x2="13.58cm" svg:y2="16.072cm"><text:p/></draw:line><draw:frame text:anchor-type="paragraph" draw:z-index="2" draw:name="Forme2" draw:style-name="gr2" draw:text-style-name="P3" svg:width="3.096cm" svg:height="0.8cm" svg:x="5.669cm" svg:y="1.224cm"><draw:text-box><text:p><text:span text:style-name="T2">Client Hello</text:span></text:p></draw:text-box></draw:frame><draw:line text:anchor-type="paragraph" draw:z-index="3" draw:name="Forme1" draw:style-name="gr1" draw:text-style-name="P2" svg:x1="0.854cm" svg:y1="2.076cm" svg:x2="13.237cm" svg:y2="2.023cm"><text:p/></draw:line><draw:frame text:anchor-type="paragraph" draw:z-index="4" draw:name="Forme2" draw:style-name="gr3" draw:text-style-name="P3" svg:width="8.15cm" svg:height="0.652cm" svg:x="3.103cm" svg:y="2.378cm"><draw:text-box><text:p><text:span text:style-name="T2">HelloVerifyRequest (with cookie)</text:span></text:p></draw:text-box></draw:frame><draw:line text:anchor-type="paragraph" draw:z-index="5" draw:name="Forme1" draw:style-name="gr1" draw:text-style-name="P4" svg:x1="13.184cm" svg:y1="3.256cm" svg:x2="0.854cm" svg:y2="3.325cm"><text:p/></draw:line><draw:frame text:anchor-type="paragraph" draw:z-index="6" draw:name="Forme2" draw:style-name="gr2" draw:text-style-name="P3" svg:width="6.086cm" svg:height="0.8cm" svg:x="3.896cm" svg:y="3.621cm"><draw:text-box><text:p><text:span text:style-name="T2">Client Hello with Cookie</text:span></text:p></draw:text-box></draw:frame><draw:line text:anchor-type="paragraph" draw:z-index="7" draw:name="Forme1" draw:style-name="gr1" draw:text-style-name="P2" svg:x1="0.854cm" svg:y1="4.669cm" svg:x2="13.237cm" svg:y2="4.616cm"><text:p/></draw:line><draw:line text:anchor-type="paragraph" draw:z-index="8" draw:name="Forme1" draw:style-name="gr1" draw:text-style-name="P4" svg:x1="13.184cm" svg:y1="5.77cm" svg:x2="0.854cm" svg:y2="5.839cm"><text:p/></draw:line><draw:line text:anchor-type="paragraph" draw:z-index="9" draw:name="Forme1" draw:style-name="gr1" draw:text-style-name="P4" svg:x1="13.184cm" svg:y1="7.093cm" svg:x2="0.854cm" svg:y2="7.162cm"><text:p/></draw:line><draw:line text:anchor-type="paragraph" draw:z-index="10" draw:name="Forme1" draw:style-name="gr1" draw:text-style-name="P4" svg:x1="13.184cm" svg:y1="8.177cm" svg:x2="0.854cm" svg:y2="8.246cm"><text:p/></draw:line><draw:frame text:anchor-type="paragraph" draw:z-index="11" draw:name="Forme2" draw:style-name="gr4" draw:text-style-name="P6" svg:width="2.7cm" svg:height="0.678cm" svg:x="5.669cm" svg:y="5.092cm"><draw:text-box><text:p text:style-name="P5"><text:span text:style-name="T3">ServerHello</text:span></text:p></draw:text-box></draw:frame><draw:frame text:anchor-type="paragraph" draw:z-index="12" draw:name="Forme2" draw:style-name="gr4" draw:text-style-name="P6" svg:width="2.408cm" svg:height="0.678cm" svg:x="5.643cm" svg:y="6.283cm"><draw:text-box><text:p text:style-name="P5"><text:span text:style-name="T3">Certificate</text:span></text:p></draw:text-box></draw:frame><draw:frame text:anchor-type="paragraph" draw:z-index="13" draw:name="Forme2" draw:style-name="gr4" draw:text-style-name="P6" svg:width="3.731cm" svg:height="0.678cm" svg:x="4.981cm" svg:y="7.5cm"><draw:text-box><text:p text:style-name="P5"><text:span text:style-name="T3">ServerHelloDone</text:span></text:p></draw:text-box></draw:frame><draw:frame text:anchor-type="paragraph" draw:z-index="14" draw:name="Forme2" draw:style-name="gr5" draw:text-style-name="P3" svg:width="12.039cm" svg:height="1.301cm" svg:x="1.118cm" svg:y="8.606cm"><draw:text-box><text:p text:style-name="P2"><text:span text:style-name="T4">--(WTP callout for AC authorization Occurs in CAPWAP Auth state) --</text:span></text:p></draw:text-box></draw:frame><draw:line text:anchor-type="paragraph" draw:z-index="15" draw:name="Forme1" draw:style-name="gr1" draw:text-style-name="P2" svg:x1="1.012cm" svg:y1="11.654cm" svg:x2="13.395cm" svg:y2="11.601cm"><text:p/></draw:line><draw:frame text:anchor-type="paragraph" draw:z-index="16" draw:name="Forme2" draw:style-name="gr6" draw:text-style-name="P6" svg:width="10.663cm" svg:height="1.34cm" svg:x="1.7cm" svg:y="10.135cm"><draw:text-box><text:p text:style-name="P5"><text:span text:style-name="T3">Certificate, ClientKeyExchange, CertificateVerify, ChangeCipherSpec, Finished</text:span></text:p></draw:text-box></draw:frame><draw:line text:anchor-type="paragraph" draw:z-index="17" draw:name="Forme1" draw:style-name="gr1" draw:text-style-name="P4" svg:x1="13.395cm" svg:y1="14.924cm" svg:x2="1.065cm" svg:y2="14.993cm"><text:p/></draw:line><draw:frame text:anchor-type="paragraph" draw:z-index="18" draw:name="Forme2" draw:style-name="gr7" draw:text-style-name="P3" svg:width="12.119cm" svg:height="1.301cm" svg:x="0.986cm" svg:y="12.284cm"><draw:text-box><text:p text:style-name="P2"><text:span text:style-name="T4">--(AC callout for WTP authorization Occurs in CAPWAP Auth state</text:span><text:span text:style-name="T4">)--</text:span></text:p></draw:text-box></draw:frame><draw:frame text:anchor-type="paragraph" draw:z-index="19" draw:name="Forme2" draw:style-name="gr7" draw:text-style-name="P3" svg:width="7.277cm" svg:height="0.747cm" svg:x="3.447cm" svg:y="14.014cm"><draw:text-box><text:p><text:span text:style-name="T4">ChangeCipherSpec, Finished</text:span></text:p></draw:text-box></draw:frame><text:span text:style-name="T1">WTP</text:span> <text:s text:c="107"/><text:span text:style-name="T1">A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5:28:16.618075958</meta:creation-date>
    <dc:date>2017-10-02T15:44:41.387836279</dc:date>
    <meta:editing-duration>PT6M1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13" meta:non-whitespace-character-count="5"/>
  </office:meta>
</office:document-meta>
</file>